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ssier 2:TIC,développement économique et développement durable :</text:p>
      <text:p text:style-name="Standard"/>
      <text:p text:style-name="Standard">5°) Le THD en Auvergne devrait avoir deux utilités : l'une pour les particuliers et l'autre pour les professionnel. Les usages domestiques sont liés à l'éducation/ la culture (avec des sites comme Pronote...), la télé-procédure (CAF,impôts,sevice-public...), le E-Commerce (achat en ligne,prise de vacances en ligne...) et pour les services tel que la téléphonie et la télé haute définition.</text:p>
      <text:p text:style-name="Standard"/>
      <text:p text:style-name="Standard">Les usages entreprises sont la formation à distance, la E-Santé (surveillance médicale à distance...) et pour le transfert de données entre les différents établissements d'une entreprise. </text:p>
      <text:p text:style-name="Standard"/>
      <text:p text:style-name="Standard">Dossier 3 :</text:p>
      <text:p text:style-name="Standard">6°)Le partenariat public-privé (PPP) consiste à confier à une entreprise privée la conception,la réalisation, le financement, la maintenance et la gestion de certains équipements publics ou investissements immatériels pour une période déterminée.</text:p>
      <text:p text:style-name="Standard"/>
      <text:p text:style-name="Standard">7°)Ce contrat se démarque par le mode de rémunération et la répartition des responsabilités entre l'entreprise et l'Administration. Il laisse aux prestataires le choix de la technique pour atteindre les objectifs fixés.</text:p>
      <text:p text:style-name="Standard"/>
      <text:p text:style-name="Standard">8°) Le PPP apparaît comme une solution intermédiaire entre la concession de services publics et le code du marché public. Il permet le lancement de projet d'envergure. Offre des avantages pour les prestataires informatiques : favorise le partage de compétences et les transferts de connaissances, allège les coûts d'investissements. Permet d'éviter l'externalisation pour les administrations. L’investissement coûte cher aux administr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23T15:49:30.52</meta:creation-date>
    <dc:date>2015-11-23T16:41:54.99</dc:date>
    <meta:editing-duration>PT52M24S</meta:editing-duration>
    <meta:editing-cycles>2</meta:editing-cycles>
    <meta:generator>OpenOffice/4.1.1$Win32 OpenOffice.org_project/411m6$Build-9775</meta:generator>
    <meta:document-statistic meta:table-count="0" meta:image-count="0" meta:object-count="0" meta:page-count="1" meta:paragraph-count="7" meta:word-count="218" meta:character-count="1561"/>
  </office:meta>
</office:document-meta>
</file>